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78a2"/>
    </style:style>
    <style:style style:name="P2" style:family="paragraph" style:parent-style-name="Standard">
      <style:text-properties officeooo:rsid="001d78a2" officeooo:paragraph-rsid="001d78a2"/>
    </style:style>
    <style:style style:name="T1" style:family="text">
      <style:text-properties officeooo:rsid="001d78a2"/>
    </style:style>
    <style:style style:name="T2" style:family="text">
      <style:text-properties officeooo:rsid="000014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<text:span text:style-name="T1">3</text:span> Assignment <text:span text:style-name="T1">3</text:span></text:p>
      <text:p text:style-name="P1"><text:span text:style-name="T2">February </text:span><text:span text:style-name="T1">10</text:span>, 2025</text:p>
      <text:p text:style-name="P2"/>
      <text:p text:style-name="Standard">1. www.wikipedia.org</text:p>
      <text:p text:style-name="Standard">2. www.cnn.com</text:p>
      <text:p text:style-name="Standard">3. www.foxnews.com</text:p>
      <text:p text:style-name="Standard">4. www.aleae.com</text:p>
      <text:p text:style-name="Standard">5. www.amazon.com</text:p>
      <text:p text:style-name="Standard">6. www.google.com</text:p>
      <text:p text:style-name="Standard">7. 23.55.27.118</text:p>
      <text:p text:style-name="Standard">8. 104.112.42.112</text:p>
      <text:p text:style-name="Standard">9. 216.58.219.196</text:p>
      <text:p text:style-name="Standard">10. 23.46.57.18</text:p>
      <text:p text:style-name="Standard">11. 128.244.42.5</text:p>
      <text:p text:style-name="Standard"/>
      <text:p text:style-name="Standard">1. Provide the domain name, top-level domain, subdomain, and the root domain of this address? (applies to numbers 1 through 6 above).</text:p>
      <text:p text:style-name="Standard"/>
      <text:p text:style-name="P1">1. www.wikipedia.org</text:p>
      <text:p text:style-name="P1">2. www.cnn.com</text:p>
      <text:p text:style-name="P1">3. www.foxnews.com</text:p>
      <text:p text:style-name="P1">4. www.aleae.com</text:p>
      <text:p text:style-name="P1">5. www.amazon.com</text:p>
      <text:p text:style-name="P1">6. www.google.com</text:p>
      <text:p text:style-name="Standard"/>
      <text:p text:style-name="Standard">2. To what CIDR-block does the address’s resolved IP address belong and who owns the CIDR-block? (applies to all 1 through 11 above)</text:p>
      <text:p text:style-name="Standard"/>
      <text:p text:style-name="P1">1. www.wikipedia.org</text:p>
      <text:p text:style-name="P1">2. www.cnn.com</text:p>
      <text:p text:style-name="P1">3. www.foxnews.com</text:p>
      <text:p text:style-name="P1">4. www.aleae.com</text:p>
      <text:p text:style-name="P1">5. www.amazon.com</text:p>
      <text:p text:style-name="P1">6. www.google.com</text:p>
      <text:p text:style-name="P1">7. 23.55.27.118</text:p>
      <text:p text:style-name="P1">8. 104.112.42.112</text:p>
      <text:p text:style-name="P1">9. 216.58.219.196</text:p>
      <text:p text:style-name="P1">10. 23.46.57.18</text:p>
      <text:p text:style-name="P1">11. 128.244.42.5</text:p>
      <text:p text:style-name="P1"/>
      <text:p text:style-name="Standard">3. What is the country of origin for the address? (applies to all 1 through 11 above)</text:p>
      <text:p text:style-name="Standard"/>
      <text:p text:style-name="P1">1. www.wikipedia.org</text:p>
      <text:p text:style-name="P1">2. www.cnn.com</text:p>
      <text:p text:style-name="P1">3. www.foxnews.com</text:p>
      <text:p text:style-name="P1">4. www.aleae.com</text:p>
      <text:p text:style-name="P1">5. www.amazon.com</text:p>
      <text:p text:style-name="P1"><text:soft-page-break/>6. www.google.com</text:p>
      <text:p text:style-name="P1">7. 23.55.27.118</text:p>
      <text:p text:style-name="P1">8. 104.112.42.112</text:p>
      <text:p text:style-name="P1">9. 216.58.219.196</text:p>
      <text:p text:style-name="P1">10. 23.46.57.18</text:p>
      <text:p text:style-name="P1">11. 128.244.42.5</text:p>
      <text:p text:style-name="P1"/>
      <text:p text:style-name="Standard">4. To what Autonomous System does it belong? (applies to all 1 through 11 above)</text:p>
      <text:p text:style-name="Standard"/>
      <text:p text:style-name="P1">1. www.wikipedia.org</text:p>
      <text:p text:style-name="P1">2. www.cnn.com</text:p>
      <text:p text:style-name="P1">3. www.foxnews.com</text:p>
      <text:p text:style-name="P1">4. www.aleae.com</text:p>
      <text:p text:style-name="P1">5. www.amazon.com</text:p>
      <text:p text:style-name="P1">6. www.google.com</text:p>
      <text:p text:style-name="P1">7. 23.55.27.118</text:p>
      <text:p text:style-name="P1">8. 104.112.42.112</text:p>
      <text:p text:style-name="P1">9. 216.58.219.196</text:p>
      <text:p text:style-name="P1">10. 23.46.57.18</text:p>
      <text:p text:style-name="P1">11. 128.244.42.5</text:p>
      <text:p text:style-name="P1"/>
      <text:p text:style-name="Standard">5. Run Traceroute and list the path and (latency per hop) from your system to the address? Note: if home router prevents traceroute to run successful against 1 through 11 above, can use on-line traceroute utilities that start from a different router to answer this question. (applies to all 1 through 11 above)</text:p>
      <text:p text:style-name="Standard"/>
      <text:p text:style-name="P1">1. www.wikipedia.org</text:p>
      <text:p text:style-name="P1">2. www.cnn.com</text:p>
      <text:p text:style-name="P1">3. www.foxnews.com</text:p>
      <text:p text:style-name="P1">4. www.aleae.com</text:p>
      <text:p text:style-name="P1">5. www.amazon.com</text:p>
      <text:p text:style-name="P1">6. www.google.com</text:p>
      <text:p text:style-name="P1">7. 23.55.27.118</text:p>
      <text:p text:style-name="P1">8. 104.112.42.112</text:p>
      <text:p text:style-name="P1">9. 216.58.219.196</text:p>
      <text:p text:style-name="P1">10. 23.46.57.18</text:p>
      <text:p text:style-name="P1">11. 128.244.42.5</text:p>
      <text:p text:style-name="P1"/>
      <text:p text:style-name="Standard"/>
      <text:p text:style-name="Standard">6. For IP addresses only, what DNS FQDNs are associated with the IP address? (Can use reverse DNS lookup/resolution) (only applies to 7 through 11 above)</text:p>
      <text:p text:style-name="Standard"/>
      <text:p text:style-name="P1">7. 23.55.27.118</text:p>
      <text:p text:style-name="P1">8. 104.112.42.112</text:p>
      <text:p text:style-name="P1">9. 216.58.219.196</text:p>
      <text:p text:style-name="P1">10. 23.46.57.18</text:p>
      <text:p text:style-name="P1">11. 128.244.42.5</text:p>
      <text:p text:style-name="P1"/>
      <text:p text:style-name="Standard"><text:soft-page-break/>7. Why might Boarder Gateway Protocol (BGP) sometimes be preferred over Open Shortest Path First (OSPF)? Support your answer.</text:p>
      <text:p text:style-name="Standard"/>
      <text:p text:style-name="Standard">8. Discuss eight (8) differences between BGP and OSPF. (i..e, Implementation, Convergence, Design, Size of the network, Function, Algorithm, Protocol, Type, etc.)</text:p>
      <text:p text:style-name="Standard"/>
      <text:p text:style-name="Standard">9. Explain what CIDR Classful and Classless addresses are &amp; when you would use both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0T13:37:24.764595000</meta:creation-date>
    <dc:date>2025-02-10T13:41:18.325004000</dc:date>
    <meta:editing-duration>PT3M55S</meta:editing-duration>
    <meta:editing-cycles>1</meta:editing-cycles>
    <meta:document-statistic meta:table-count="0" meta:image-count="0" meta:object-count="0" meta:page-count="3" meta:paragraph-count="79" meta:word-count="357" meta:character-count="2449" meta:non-whitespace-character-count="2171"/>
    <meta:generator>LibreOffice/25.2.0.3$MacOSX_AARCH64 LibreOffice_project/e1cf4a87eb02d755bce1a01209907ea5ddc8f069</meta:generator>
  </office:meta>
</office:document-meta>
</file>